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 Neue" svg:font-family="&quot;Helvetica Neue&quot;"/>
    <style:font-face style:name="맑은 고딕" svg:font-family="&quot;맑은 고딕&quot;"/>
  </office:font-face-decls>
  <office:automatic-styles>
    <style:style style:name="ce1" style:family="table-cell" style:parent-style-name="Default" style:data-style-name="N0">
      <style:table-cell-properties style:vertical-align="top" fo:wrap-option="wrap"/>
    </style:style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thin solid #A5A5A5" style:vertical-align="top" fo:wrap-option="wrap" fo:background-color="#BDC0BF" style:repeat-content="false"/>
      <style:paragraph-properties fo:text-align="center"/>
      <style:text-properties fo:color="#FF0000" style:font-name="맑은 고딕" style:font-name-asian="맑은 고딕" style:font-name-complex="맑은 고딕" fo:font-size="12pt" style:font-size-asian="12pt" style:font-size-complex="12pt" style:font-family-generic="swiss"/>
    </style:style>
    <style:style style:name="ce4" style:family="table-cell" style:parent-style-name="Default" style:data-style-name="N30">
      <style:table-cell-properties fo:border-top="thin solid #000000" fo:border-bottom="thin solid #000000" fo:border-left="thin solid #A5A5A5" fo:border-right="thin solid #A5A5A5" style:vertical-align="top" fo:wrap-option="wrap" fo:background-color="#BDC0BF" style:repeat-content="false"/>
      <style:paragraph-properties fo:text-align="center"/>
      <style:text-properties fo:color="#FF0000" style:font-name="맑은 고딕" style:font-name-asian="맑은 고딕" style:font-name-complex="맑은 고딕" fo:font-size="12pt" style:font-size-asian="12pt" style:font-size-complex="12pt" style:font-family-generic="swiss"/>
    </style:style>
    <style:style style:name="ce5" style:family="table-cell" style:parent-style-name="Default" style:data-style-name="N30">
      <style:table-cell-properties fo:border-top="thin solid #000000" fo:border-bottom="thin solid #000000" fo:border-left="thin solid #A5A5A5" fo:border-right="thin solid #A5A5A5" style:vertical-align="top" fo:wrap-option="wrap" fo:background-color="#BDC0BF" style:repeat-content="false"/>
      <style:paragraph-properties fo:text-align="center"/>
      <style:text-properties style:font-name="맑은 고딕" style:font-name-asian="맑은 고딕" style:font-name-complex="맑은 고딕" fo:font-size="12pt" style:font-size-asian="12pt" style:font-size-complex="12pt" style:font-family-generic="swiss"/>
    </style:style>
    <style:style style:name="ce6" style:family="table-cell" style:parent-style-name="Default" style:data-style-name="N30">
      <style:table-cell-properties fo:border-top="thin solid #000000" fo:border-bottom="thin solid #000000" fo:border-left="thin solid #A5A5A5" fo:border-right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 fo:font-size="12pt" style:font-size-asian="12pt" style:font-size-complex="12pt" style:font-family-generic="swiss"/>
    </style:style>
    <style:style style:name="ce7" style:family="table-cell" style:parent-style-name="Default" style:data-style-name="N30">
      <style:table-cell-properties fo:border-top="thin solid #000000" fo:border-bottom="thin solid #A5A5A5" fo:border-left="thin solid #A5A5A5" fo:border-right="thin solid #A5A5A5" style:vertical-align="automatic" fo:wrap-option="no-wrap" fo:background-color="#FFFFFF"/>
    </style:style>
    <style:style style:name="ce8" style:family="table-cell" style:parent-style-name="Default" style:data-style-name="N30">
      <style:table-cell-properties fo:border-top="thin solid #000000" fo:border-bottom="thin solid #000000" fo:border-left="thin solid #A5A5A5" fo:border-right="thin solid #A5A5A5" style:vertical-align="automatic" fo:wrap-option="no-wrap" fo:background-color="#FFFFFF"/>
    </style:style>
    <style:style style:name="ce9" style:family="table-cell" style:parent-style-name="Default" style:data-style-name="N30">
      <style:table-cell-properties fo:border-top="thin solid #000000" fo:border-bottom="thin solid #000000" fo:border-left="thin solid #A5A5A5" fo:border-right="thin solid #000000" style:vertical-align="automatic" fo:wrap-option="no-wrap" fo:background-color="#FFFFFF"/>
    </style:style>
    <style:style style:name="ce10" style:family="table-cell" style:parent-style-name="Default" style:data-style-name="N30">
      <style:table-cell-properties fo:border="thin solid #A5A5A5" style:vertical-align="automatic" fo:wrap-option="no-wrap" fo:background-color="#FFFFFF"/>
    </style:style>
    <style:style style:name="ce11" style:family="table-cell" style:parent-style-name="Default" style:data-style-name="N30">
      <style:table-cell-properties fo:border-top="thin solid #A5A5A5" fo:border-bottom="thin solid #A5A5A5" fo:border-left="thin solid #A5A5A5" fo:border-right="thin solid #000000" style:vertical-align="automatic" fo:wrap-option="no-wrap" fo:background-color="#FFFFFF"/>
    </style:style>
    <style:style style:name="ce12" style:family="table-cell" style:parent-style-name="Default" style:data-style-name="N30">
      <style:table-cell-properties fo:border-top="thin solid #A5A5A5" fo:border-bottom="thin solid #000000" fo:border-left="thin solid #A5A5A5" fo:border-right="thin solid #A5A5A5" style:vertical-align="automatic" fo:wrap-option="no-wrap" fo:background-color="#FFFFFF"/>
    </style:style>
    <style:style style:name="ce13" style:family="table-cell" style:parent-style-name="Default" style:data-style-name="N30">
      <style:table-cell-properties fo:border-top="thin solid #A5A5A5" fo:border-bottom="thin solid #000000" fo:border-left="thin solid #A5A5A5" fo:border-right="thin solid #000000" style:vertical-align="automatic" fo:wrap-option="no-wrap" fo:background-color="#FFFFFF"/>
    </style:style>
    <style:style style:name="ce14" style:family="table-cell" style:parent-style-name="Default" style:data-style-name="N30">
      <style:table-cell-properties fo:border="thin solid #000000" style:vertical-align="automatic" fo:wrap-option="no-wrap" fo:background-color="#FFFFFF"/>
    </style:style>
    <style:style style:name="ce15" style:family="table-cell" style:parent-style-name="Default" style:data-style-name="N30">
      <style:table-cell-properties fo:border="thin solid #000000" style:vertical-align="automatic" fo:wrap-option="no-wrap" fo:background-color="#FFFFFF"/>
      <style:text-properties fo:color="#000000" style:font-family-generic="swiss"/>
    </style:style>
    <style:style style:name="ce16" style:family="table-cell" style:parent-style-name="Default" style:data-style-name="N30">
      <style:table-cell-properties fo:border-top="thin solid #000000" fo:border-bottom="thin solid #A5A5A5" fo:border-left="thin solid #3F3F3F" fo:border-right="thin solid #A5A5A5" style:vertical-align="automatic" fo:wrap-option="no-wrap" fo:background-color="#FFFFFF"/>
    </style:style>
    <style:style style:name="ce17" style:family="table-cell" style:parent-style-name="Default" style:data-style-name="N30">
      <style:table-cell-properties fo:border-top="thin solid #A5A5A5" fo:border-bottom="thin solid #A5A5A5" fo:border-left="thin solid #3F3F3F" fo:border-right="thin solid #A5A5A5" style:vertical-align="automatic" fo:wrap-option="no-wrap" fo:background-color="#FFFFFF"/>
    </style:style>
    <style:style style:name="ce18" style:family="table-cell" style:parent-style-name="Default" style:data-style-name="N30">
      <style:table-cell-properties fo:border-top="thin solid #000000" fo:border-bottom="thin solid #A5A5A5" fo:border-left="thin solid #A5A5A5" fo:border-right="thin solid #000000" style:vertical-align="automatic" fo:wrap-option="no-wrap" fo:background-color="#FFFFFF"/>
    </style:style>
    <style:style style:name="co1" style:family="table-column">
      <style:table-column-properties fo:break-before="auto" style:column-width="3.01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4.8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null-date table:date-value="1904-01-01"/>
      </table:calculation-settings>
      <table:table table:name="Sheet_1" table:style-name="ta1">
        <table:table-column table:style-name="co1" table:number-columns-repeated="8" table:default-cell-style-name="ce2"/>
        <table:table-column table:style-name="co1" table:number-columns-repeated="16376" table:default-cell-style-name="ce1"/>
        <table:table-row table:style-name="ro1">
          <table:table-cell office:value-type="string" table:style-name="ce3">
            <text:p>date</text:p>
          </table:table-cell>
          <table:table-cell office:value-type="string" table:style-name="ce4">
            <text:p>employee id<text:s/></text:p>
          </table:table-cell>
          <table:table-cell office:value-type="string" table:style-name="ce5">
            <text:p>name</text:p>
          </table:table-cell>
          <table:table-cell office:value-type="string" table:style-name="ce4">
            <text:p>working type</text:p>
          </table:table-cell>
          <table:table-cell office:value-type="string" table:style-name="ce4">
            <text:p>start</text:p>
          </table:table-cell>
          <table:table-cell office:value-type="string" table:style-name="ce4">
            <text:p>end</text:p>
          </table:table-cell>
          <table:table-cell office:value-type="string" table:style-name="ce4">
            <text:p>store id</text:p>
          </table:table-cell>
          <table:table-cell office:value-type="string" table:style-name="ce6">
            <text:p>store name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2019-10-15</text:p>
          </table:table-cell>
          <table:table-cell office:value-type="float" office:value="1237780" table:style-name="ce16">
            <text:p>1237780</text:p>
          </table:table-cell>
          <table:table-cell office:value-type="string" table:style-name="ce7">
            <text:p>kimmy<text:s/></text:p>
          </table:table-cell>
          <table:table-cell office:value-type="string" table:style-name="ce7">
            <text:p>working time</text:p>
          </table:table-cell>
          <table:table-cell office:value-type="string" table:style-name="ce7">
            <text:p>8:00</text:p>
          </table:table-cell>
          <table:table-cell office:value-type="string" table:style-name="ce7">
            <text:p>19:00</text:p>
          </table:table-cell>
          <table:table-cell office:value-type="string" table:style-name="ce8">
            <text:p>RAJD6000883</text:p>
          </table:table-cell>
          <table:table-cell office:value-type="string" table:style-name="ce9">
            <text:p>Junbo Store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2019-10-15</text:p>
          </table:table-cell>
          <table:table-cell office:value-type="float" office:value="1237780" table:style-name="ce17">
            <text:p>1237780</text:p>
          </table:table-cell>
          <table:table-cell office:value-type="string" table:style-name="ce10">
            <text:p>kimmy<text:s/></text:p>
          </table:table-cell>
          <table:table-cell office:value-type="string" table:style-name="ce10">
            <text:p>lunch</text:p>
          </table:table-cell>
          <table:table-cell office:value-type="string" table:style-name="ce10">
            <text:p>12:00</text:p>
          </table:table-cell>
          <table:table-cell office:value-type="string" table:style-name="ce10">
            <text:p>13:00</text:p>
          </table:table-cell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4">
            <text:p>2019-10-15</text:p>
          </table:table-cell>
          <table:table-cell office:value-type="float" office:value="1237780" table:style-name="ce17">
            <text:p>1237780</text:p>
          </table:table-cell>
          <table:table-cell office:value-type="string" table:style-name="ce10">
            <text:p>kimmy<text:s/></text:p>
          </table:table-cell>
          <table:table-cell office:value-type="string" table:style-name="ce10">
            <text:p>break</text:p>
          </table:table-cell>
          <table:table-cell office:value-type="string" table:style-name="ce10">
            <text:p>15:00</text:p>
          </table:table-cell>
          <table:table-cell office:value-type="string" table:style-name="ce10">
            <text:p>15:30</text:p>
          </table:table-cell>
          <table:table-cell table:style-name="ce8"/>
          <table:table-cell table:style-name="ce18"/>
          <table:table-cell table:number-columns-repeated="16376"/>
        </table:table-row>
        <table:table-row table:style-name="ro2">
          <table:table-cell office:value-type="string" table:style-name="ce14">
            <text:p>2019-10-15</text:p>
          </table:table-cell>
          <table:table-cell office:value-type="float" office:value="1237780" table:style-name="ce17">
            <text:p>1237780</text:p>
          </table:table-cell>
          <table:table-cell office:value-type="string" table:style-name="ce10">
            <text:p>kimmy<text:s/></text:p>
          </table:table-cell>
          <table:table-cell office:value-type="string" table:style-name="ce10">
            <text:p>training</text:p>
          </table:table-cell>
          <table:table-cell office:value-type="string" table:style-name="ce10">
            <text:p>16:00</text:p>
          </table:table-cell>
          <table:table-cell office:value-type="string" table:style-name="ce10">
            <text:p>17:00</text:p>
          </table:table-cell>
          <table:table-cell office:value-type="string" table:style-name="ce8">
            <text:p>RAJD6000883</text:p>
          </table:table-cell>
          <table:table-cell office:value-type="string" table:style-name="ce11">
            <text:p>Multiplex samsung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2019-10-15</text:p>
          </table:table-cell>
          <table:table-cell office:value-type="float" office:value="1237780" table:style-name="ce17">
            <text:p>1237780</text:p>
          </table:table-cell>
          <table:table-cell office:value-type="string" table:style-name="ce12">
            <text:p>kimmy<text:s/></text:p>
          </table:table-cell>
          <table:table-cell office:value-type="string" table:style-name="ce12">
            <text:p>route</text:p>
          </table:table-cell>
          <table:table-cell office:value-type="string" table:style-name="ce12">
            <text:p>18:00</text:p>
          </table:table-cell>
          <table:table-cell office:value-type="string" table:style-name="ce12">
            <text:p>19:00</text:p>
          </table:table-cell>
          <table:table-cell office:value-type="string" table:style-name="ce8">
            <text:p>RAJD6000883</text:p>
          </table:table-cell>
          <table:table-cell office:value-type="string" table:style-name="ce13">
            <text:p>ABC Mart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2019-10-16</text:p>
          </table:table-cell>
          <table:table-cell office:value-type="float" office:value="1237780" table:style-name="ce17">
            <text:p>1237780</text:p>
          </table:table-cell>
          <table:table-cell office:value-type="string" table:style-name="ce8">
            <text:p>kimmy<text:s/></text:p>
          </table:table-cell>
          <table:table-cell office:value-type="string" table:style-name="ce8">
            <text:p>day off</text:p>
          </table:table-cell>
          <table:table-cell table:number-columns-repeated="3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5">
            <text:p>2019-10-17</text:p>
          </table:table-cell>
          <table:table-cell office:value-type="float" office:value="1237780" table:style-name="ce17">
            <text:p>1237780</text:p>
          </table:table-cell>
          <table:table-cell office:value-type="string" table:style-name="ce8">
            <text:p>kimmy<text:s/></text:p>
          </table:table-cell>
          <table:table-cell office:value-type="string" table:style-name="ce8">
            <text:p>leave</text:p>
          </table:table-cell>
          <table:table-cell table:number-columns-repeated="3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5">
            <text:p>2019-10-18</text:p>
          </table:table-cell>
          <table:table-cell office:value-type="float" office:value="1237780" table:style-name="ce17">
            <text:p>1237780</text:p>
          </table:table-cell>
          <table:table-cell office:value-type="string" table:style-name="ce8">
            <text:p>kimmy<text:s/></text:p>
          </table:table-cell>
          <table:table-cell office:value-type="string" table:style-name="ce8">
            <text:p>leave</text:p>
          </table:table-cell>
          <table:table-cell table:number-columns-repeated="3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5">
            <text:p>2019-10-19</text:p>
          </table:table-cell>
          <table:table-cell office:value-type="float" office:value="1237780" table:style-name="ce17">
            <text:p>1237780</text:p>
          </table:table-cell>
          <table:table-cell office:value-type="string" table:style-name="ce8">
            <text:p>kimmy<text:s/></text:p>
          </table:table-cell>
          <table:table-cell office:value-type="string" table:style-name="ce8">
            <text:p>leave</text:p>
          </table:table-cell>
          <table:table-cell table:number-columns-repeated="3" table:style-name="ce8"/>
          <table:table-cell table:style-name="ce9"/>
          <table:table-cell table:number-columns-repeated="16376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 Neue" svg:font-family="&quot;Helvetica Neue&quot;"/>
    <style:font-face style:name="맑은 고딕" svg:font-family="&quot;맑은 고딕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Followed_32_Hyperlink" style:display-name="Followed Hyperlink" style:family="table-cell" style:data-style-name="N0">
      <style:text-properties fo:color="#FF00FF" style:text-underline-style="solid" style:text-underline-type="single" style:font-family-generic="swiss"/>
    </style:style>
    <style:style style:name="Followed_32_Hyperlink_1" style:display-name="Followed Hyperlink" style:family="table-cell" style:data-style-name="N0">
      <style:text-properties fo:color="#FF00FF" style:text-underline-style="solid" style:text-underline-type="single" style:font-family-generic="swiss"/>
    </style:style>
    <style:style style:name="Followed_32_Hyperlink_2" style:display-name="Followed Hyperlink" style:family="table-cell" style:data-style-name="N0">
      <style:text-properties fo:color="#FF00FF" style:text-underline-style="solid" style:text-underline-type="single" style:font-family-generic="swiss"/>
    </style:style>
    <style:style style:name="Followed_32_Hyperlink_3" style:display-name="Followed Hyperlink" style:family="table-cell" style:data-style-name="N0">
      <style:text-properties fo:color="#FF00FF" style:text-underline-style="solid" style:text-underline-type="single" style:font-family-generic="swiss"/>
    </style:style>
    <style:style style:name="Hyperlink" style:family="table-cell" style:data-style-name="N0">
      <style:text-properties fo:color="#0000FF" style:text-underline-style="solid" style:text-underline-type="single" style:font-family-generic="swiss"/>
    </style:style>
    <style:style style:name="Hyperlink_1" style:display-name="Hyperlink" style:family="table-cell" style:data-style-name="N0">
      <style:text-properties fo:color="#0000FF" style:text-underline-style="solid" style:text-underline-type="single" style:font-family-generic="swiss"/>
    </style:style>
    <style:style style:name="Hyperlink_2" style:display-name="Hyperlink" style:family="table-cell" style:data-style-name="N0">
      <style:text-properties fo:color="#0000FF" style:text-underline-style="solid" style:text-underline-type="single" style:font-family-generic="swiss"/>
    </style:style>
    <style:style style:name="Hyperlink_3" style:display-name="Hyperlink" style:family="table-cell" style:data-style-name="N0">
      <style:text-properties fo:color="#0000FF" style:text-underline-style="solid" style:text-underline-type="single" style:font-family-generic="swiss"/>
    </style:style>
    <style:style style:name="Default" style:family="table-cell" style:data-style-name="N0">
      <style:table-cell-properties style:vertical-align="top" fo:wrap-option="wrap"/>
      <style:text-properties fo:color="#000000" style:font-name="Helvetica Neue" style:font-name-asian="Helvetica Neue" style:font-name-complex="Helvetica Neue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2778in" svg:stroke-color="#00a2ff" svg:stroke-opacity="100%" draw:stroke-linejoin="round" svg:stroke-linecap="butt"/>
    </style:default-style>
  </office:styles>
  <office:automatic-styles>
    <style:page-layout style:name="pm1">
      <style:page-layout-properties fo:margin-top="0.277778in" fo:margin-bottom="0.277778in" fo:margin-left="0.5in" fo:margin-right="0.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in" fo:margin-left="0.5in" fo:margin-right="0.5in" fo:margin-bottom="0in"/>
      </style:header-style>
      <style:footer-style>
        <style:header-footer-properties fo:min-height="0.472222in" fo:margin-left="0.5in" fo:margin-right="0.5in" fo:margin-top="0in"/>
      </style:footer-style>
    </style:page-layout>
    <style:style style:name="T1" style:family="text">
      <style:text-properties fo:color="#000000" style:font-name="Helvetica Neue" style:font-name-asian="Helvetica Neue" style:font-name-complex="Helvetica Neue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Radhika S Chhatija</meta:initial-creator>
    <dc:creator>Mtronics</dc:creator>
    <meta:creation-date>2022-07-21T15:30:23Z</meta:creation-date>
    <dc:date>2022-07-21T15:30:36Z</dc:date>
  </office:meta>
</office:document-meta>
</file>